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nov_grav(microGal)</text:p>
          </table:table-cell>
          <table:table-cell office:value-type="string" calcext:value-type="string">
            <text:p>nov_std</text:p>
          </table:table-cell>
          <table:table-cell office:value-type="string" calcext:value-type="string">
            <text:p>jan_grav(microGal)</text:p>
          </table:table-cell>
          <table:table-cell office:value-type="string" calcext:value-type="string">
            <text:p>jan_std</text:p>
          </table:table-cell>
          <table:table-cell office:value-type="string" calcext:value-type="string">
            <text:p>del_grav_nov_jan(microGal)</text:p>
          </table:table-cell>
          <table:table-cell office:value-type="string" calcext:value-type="string">
            <text:p>del_storage_nov_jan(m)</text:p>
          </table:table-cell>
          <table:table-cell office:value-type="string" calcext:value-type="string">
            <text:p>del_storage_nov_jan_std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float" office:value="3772574.558" calcext:value-type="float">
            <text:p>3772574.558</text:p>
          </table:table-cell>
          <table:table-cell office:value-type="float" office:value="322775.063" calcext:value-type="float">
            <text:p>322775.063</text:p>
          </table:table-cell>
          <table:table-cell office:value-type="float" office:value="1453" calcext:value-type="float">
            <text:p>1453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1.8" calcext:value-type="float">
            <text:p>1.8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2.81" calcext:value-type="float">
            <text:p>2.81</text:p>
          </table:table-cell>
          <table:table-cell table:formula="of:=[.G2]-[.E2]" office:value-type="float" office:value="0" calcext:value-type="float">
            <text:p>0</text:p>
          </table:table-cell>
          <table:table-cell table:formula="of:=[.I2]/41.9" office:value-type="float" office:value="0" calcext:value-type="float">
            <text:p>0</text:p>
          </table:table-cell>
          <table:table-cell table:formula="of:=SQRT(([.F2]/41.9)^2 + ([.H2]/41.9)^2)" office:value-type="float" office:value="0.0796439036165348" calcext:value-type="float">
            <text:p>0.0796439036165348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float" office:value="3777102.853" calcext:value-type="float">
            <text:p>3777102.853</text:p>
          </table:table-cell>
          <table:table-cell office:value-type="float" office:value="326036.646" calcext:value-type="float">
            <text:p>326036.646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979185865.33" calcext:value-type="float">
            <text:p>979185865.33</text:p>
          </table:table-cell>
          <table:table-cell office:value-type="float" office:value="1.84" calcext:value-type="float">
            <text:p>1.84</text:p>
          </table:table-cell>
          <table:table-cell office:value-type="float" office:value="979185864.18" calcext:value-type="float">
            <text:p>979185864.18</text:p>
          </table:table-cell>
          <table:table-cell office:value-type="float" office:value="2.83" calcext:value-type="float">
            <text:p>2.83</text:p>
          </table:table-cell>
          <table:table-cell table:formula="of:=[.G3]-[.E3]" office:value-type="float" office:value="-1.15000009536743" calcext:value-type="float">
            <text:p>-1.15000009536743</text:p>
          </table:table-cell>
          <table:table-cell table:formula="of:=[.I3]/41.9" office:value-type="float" office:value="-0.0274463029920628" calcext:value-type="float">
            <text:p>-0.0274463029920628</text:p>
          </table:table-cell>
          <table:table-cell table:formula="of:=SQRT(([.F3]/41.9)^2 + ([.H3]/41.9)^2)" office:value-type="float" office:value="0.080562625901158" calcext:value-type="float">
            <text:p>0.080562625901158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float" office:value="3777120.663" calcext:value-type="float">
            <text:p>3777120.663</text:p>
          </table:table-cell>
          <table:table-cell office:value-type="float" office:value="326036.08" calcext:value-type="float">
            <text:p>326036.08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979185898.97" calcext:value-type="float">
            <text:p>979185898.97</text:p>
          </table:table-cell>
          <table:table-cell office:value-type="float" office:value="1.83" calcext:value-type="float">
            <text:p>1.83</text:p>
          </table:table-cell>
          <table:table-cell office:value-type="float" office:value="979185900.19" calcext:value-type="float">
            <text:p>979185900.19</text:p>
          </table:table-cell>
          <table:table-cell office:value-type="float" office:value="2.84" calcext:value-type="float">
            <text:p>2.84</text:p>
          </table:table-cell>
          <table:table-cell table:formula="of:=[.G4]-[.E4]" office:value-type="float" office:value="1.22000002861023" calcext:value-type="float">
            <text:p>1.22000002861023</text:p>
          </table:table-cell>
          <table:table-cell table:formula="of:=[.I4]/41.9" office:value-type="float" office:value="0.0291169457902203" calcext:value-type="float">
            <text:p>0.0291169457902203</text:p>
          </table:table-cell>
          <table:table-cell table:formula="of:=SQRT(([.F4]/41.9)^2 + ([.H4]/41.9)^2)" office:value-type="float" office:value="0.0806332979844891" calcext:value-type="float">
            <text:p>0.0806332979844891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float" office:value="3777122.708" calcext:value-type="float">
            <text:p>3777122.708</text:p>
          </table:table-cell>
          <table:table-cell office:value-type="float" office:value="326054.247" calcext:value-type="float">
            <text:p>326054.247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979186017.83" calcext:value-type="float">
            <text:p>979186017.83</text:p>
          </table:table-cell>
          <table:table-cell office:value-type="float" office:value="1.84" calcext:value-type="float">
            <text:p>1.84</text:p>
          </table:table-cell>
          <table:table-cell office:value-type="float" office:value="979186018.66" calcext:value-type="float">
            <text:p>979186018.66</text:p>
          </table:table-cell>
          <table:table-cell office:value-type="float" office:value="2.84" calcext:value-type="float">
            <text:p>2.84</text:p>
          </table:table-cell>
          <table:table-cell table:formula="of:=[.G5]-[.E5]" office:value-type="float" office:value="0.829999923706055" calcext:value-type="float">
            <text:p>0.829999923706055</text:p>
          </table:table-cell>
          <table:table-cell table:formula="of:=[.I5]/41.9" office:value-type="float" office:value="0.0198090673915526" calcext:value-type="float">
            <text:p>0.0198090673915526</text:p>
          </table:table-cell>
          <table:table-cell table:formula="of:=SQRT(([.F5]/41.9)^2 + ([.H5]/41.9)^2)" office:value-type="float" office:value="0.0807628203992721" calcext:value-type="float">
            <text:p>0.0807628203992721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float" office:value="3777131.56" calcext:value-type="float">
            <text:p>3777131.56</text:p>
          </table:table-cell>
          <table:table-cell office:value-type="float" office:value="326078.388" calcext:value-type="float">
            <text:p>326078.388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979186116.9" calcext:value-type="float">
            <text:p>979186116.9</text:p>
          </table:table-cell>
          <table:table-cell office:value-type="float" office:value="1.84" calcext:value-type="float">
            <text:p>1.84</text:p>
          </table:table-cell>
          <table:table-cell office:value-type="float" office:value="979186117.1" calcext:value-type="float">
            <text:p>979186117.1</text:p>
          </table:table-cell>
          <table:table-cell office:value-type="float" office:value="2.83" calcext:value-type="float">
            <text:p>2.83</text:p>
          </table:table-cell>
          <table:table-cell table:formula="of:=[.G6]-[.E6]" office:value-type="float" office:value="0.200000047683716" calcext:value-type="float">
            <text:p>0.200000047683716</text:p>
          </table:table-cell>
          <table:table-cell table:formula="of:=[.I6]/41.9" office:value-type="float" office:value="0.00477327082777365" calcext:value-type="float">
            <text:p>0.00477327082777365</text:p>
          </table:table-cell>
          <table:table-cell table:formula="of:=SQRT(([.F6]/41.9)^2 + ([.H6]/41.9)^2)" office:value-type="float" office:value="0.080562625901158" calcext:value-type="float">
            <text:p>0.080562625901158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float" office:value="3777138.621" calcext:value-type="float">
            <text:p>3777138.621</text:p>
          </table:table-cell>
          <table:table-cell office:value-type="float" office:value="326101.524" calcext:value-type="float">
            <text:p>326101.524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979186177.79" calcext:value-type="float">
            <text:p>979186177.79</text:p>
          </table:table-cell>
          <table:table-cell office:value-type="float" office:value="1.83" calcext:value-type="float">
            <text:p>1.83</text:p>
          </table:table-cell>
          <table:table-cell office:value-type="float" office:value="979186177.24" calcext:value-type="float">
            <text:p>979186177.24</text:p>
          </table:table-cell>
          <table:table-cell office:value-type="float" office:value="2.84" calcext:value-type="float">
            <text:p>2.84</text:p>
          </table:table-cell>
          <table:table-cell table:formula="of:=[.G7]-[.E7]" office:value-type="float" office:value="-0.549999952316284" calcext:value-type="float">
            <text:p>-0.549999952316284</text:p>
          </table:table-cell>
          <table:table-cell table:formula="of:=[.I7]/41.9" office:value-type="float" office:value="-0.0131264905087419" calcext:value-type="float">
            <text:p>-0.0131264905087419</text:p>
          </table:table-cell>
          <table:table-cell table:formula="of:=SQRT(([.F7]/41.9)^2 + ([.H7]/41.9)^2)" office:value-type="float" office:value="0.0806332979844891" calcext:value-type="float">
            <text:p>0.0806332979844891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float" office:value="3777179.538" calcext:value-type="float">
            <text:p>3777179.538</text:p>
          </table:table-cell>
          <table:table-cell office:value-type="float" office:value="326187.374" calcext:value-type="float">
            <text:p>326187.374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979186792.22" calcext:value-type="float">
            <text:p>979186792.22</text:p>
          </table:table-cell>
          <table:table-cell office:value-type="float" office:value="1.84" calcext:value-type="float">
            <text:p>1.84</text:p>
          </table:table-cell>
          <table:table-cell office:value-type="float" office:value="979186790.81" calcext:value-type="float">
            <text:p>979186790.81</text:p>
          </table:table-cell>
          <table:table-cell office:value-type="float" office:value="2.83" calcext:value-type="float">
            <text:p>2.83</text:p>
          </table:table-cell>
          <table:table-cell table:formula="of:=[.G8]-[.E8]" office:value-type="float" office:value="-1.41000008583069" calcext:value-type="float">
            <text:p>-1.41000008583069</text:p>
          </table:table-cell>
          <table:table-cell table:formula="of:=[.I8]/41.9" office:value-type="float" office:value="-0.0336515533611143" calcext:value-type="float">
            <text:p>-0.0336515533611143</text:p>
          </table:table-cell>
          <table:table-cell table:formula="of:=SQRT(([.F8]/41.9)^2 + ([.H8]/41.9)^2)" office:value-type="float" office:value="0.080562625901158" calcext:value-type="float">
            <text:p>0.080562625901158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float" office:value="3777187.99" calcext:value-type="float">
            <text:p>3777187.99</text:p>
          </table:table-cell>
          <table:table-cell office:value-type="float" office:value="326216.216" calcext:value-type="float">
            <text:p>326216.216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979186892.16" calcext:value-type="float">
            <text:p>979186892.16</text:p>
          </table:table-cell>
          <table:table-cell office:value-type="float" office:value="1.84" calcext:value-type="float">
            <text:p>1.84</text:p>
          </table:table-cell>
          <table:table-cell office:value-type="float" office:value="979186894.24" calcext:value-type="float">
            <text:p>979186894.24</text:p>
          </table:table-cell>
          <table:table-cell office:value-type="float" office:value="2.83" calcext:value-type="float">
            <text:p>2.83</text:p>
          </table:table-cell>
          <table:table-cell table:formula="of:=[.G9]-[.E9]" office:value-type="float" office:value="2.08000004291534" calcext:value-type="float">
            <text:p>2.08000004291534</text:p>
          </table:table-cell>
          <table:table-cell table:formula="of:=[.I9]/41.9" office:value-type="float" office:value="0.0496420057975023" calcext:value-type="float">
            <text:p>0.0496420057975023</text:p>
          </table:table-cell>
          <table:table-cell table:formula="of:=SQRT(([.F9]/41.9)^2 + ([.H9]/41.9)^2)" office:value-type="float" office:value="0.080562625901158" calcext:value-type="float">
            <text:p>0.080562625901158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float" office:value="3777096.646" calcext:value-type="float">
            <text:p>3777096.646</text:p>
          </table:table-cell>
          <table:table-cell office:value-type="float" office:value="326002.075" calcext:value-type="float">
            <text:p>326002.075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979185634.88" calcext:value-type="float">
            <text:p>979185634.88</text:p>
          </table:table-cell>
          <table:table-cell office:value-type="float" office:value="1.84" calcext:value-type="float">
            <text:p>1.84</text:p>
          </table:table-cell>
          <table:table-cell office:value-type="float" office:value="979185638.68" calcext:value-type="float">
            <text:p>979185638.68</text:p>
          </table:table-cell>
          <table:table-cell office:value-type="float" office:value="2.83" calcext:value-type="float">
            <text:p>2.83</text:p>
          </table:table-cell>
          <table:table-cell table:formula="of:=[.G10]-[.E10]" office:value-type="float" office:value="3.79999995231628" calcext:value-type="float">
            <text:p>3.79999995231628</text:p>
          </table:table-cell>
          <table:table-cell table:formula="of:=[.I10]/41.9" office:value-type="float" office:value="0.0906921229669758" calcext:value-type="float">
            <text:p>0.0906921229669758</text:p>
          </table:table-cell>
          <table:table-cell table:formula="of:=SQRT(([.F10]/41.9)^2 + ([.H10]/41.9)^2)" office:value-type="float" office:value="0.080562625901158" calcext:value-type="float">
            <text:p>0.080562625901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0:22:05.501000000</meta:creation-date>
    <dc:date>2025-04-21T10:31:55.344000000</dc:date>
    <meta:editing-duration>PT9M50S</meta:editing-duration>
    <meta:editing-cycles>1</meta:editing-cycles>
    <meta:generator>LibreOffice/24.8.0.3$Windows_X86_64 LibreOffice_project/0bdf1299c94fe897b119f97f3c613e9dca6be583</meta:generator>
    <meta:document-statistic meta:table-count="1" meta:cell-count="110" meta:object-count="0"/>
  </office:meta>
</office:document-meta>
</file>